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5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6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6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5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7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09T23:00:43.022999726">09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4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9T23:00:42.789000000</dc:date>
    <meta:print-date>2010-04-13T14:27:00</meta:print-date>
    <meta:editing-cycles>103</meta:editing-cycles>
    <meta:editing-duration>PT4H3M34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43" meta:character-count="2491" meta:non-whitespace-character-count="2291"/>
  </office:meta>
</office:document-meta>
</file>